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4.767cm" table:align="left"/>
    </style:style>
    <style:style style:name="Table1.A" style:family="table-column">
      <style:table-column-properties style:column-width="5.424cm"/>
    </style:style>
    <style:style style:name="Table1.B" style:family="table-column">
      <style:table-column-properties style:column-width="2.219cm"/>
    </style:style>
    <style:style style:name="Table1.C" style:family="table-column">
      <style:table-column-properties style:column-width="7.124cm"/>
    </style:style>
    <style:style style:name="Table1.A1" style:family="table-cell">
      <style:table-cell-properties style:vertical-align="middle" fo:padding="0.049cm" fo:border="none"/>
    </style:style>
    <style:style style:name="P1" style:family="paragraph" style:parent-style-name="Heading_20_3">
      <style:paragraph-properties fo:margin-left="0cm" fo:margin-right="0cm" fo:text-indent="0cm" style:auto-text-indent="false"/>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list-style-name="L6">
      <style:paragraph-properties fo:margin-top="0cm" fo:margin-bottom="0.499cm" style:contextual-spacing="false"/>
    </style:style>
    <style:style style:name="P4" style:family="paragraph" style:parent-style-name="Preformatted_20_Text" style:list-style-name="L9"/>
    <style:style style:name="P5" style:family="paragraph" style:parent-style-name="Preformatted_20_Text" style:list-style-name="L9">
      <style:paragraph-properties fo:margin-top="0cm" fo:margin-bottom="0.499cm" style:contextual-spacing="false"/>
    </style:style>
    <style:style style:name="P6" style:family="paragraph" style:parent-style-name="Preformatted_20_Text" style:list-style-name="L10"/>
    <style:style style:name="P7" style:family="paragraph" style:parent-style-name="Preformatted_20_Text" style:list-style-name="L10">
      <style:paragraph-properties fo:margin-top="0cm" fo:margin-bottom="0.499cm" style:contextual-spacing="false"/>
    </style:style>
    <style:style style:name="P8" style:family="paragraph" style:parent-style-name="Text_20_body">
      <style:paragraph-properties fo:margin-top="0cm" fo:margin-bottom="0cm" style: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code processes received data and checks for specific strings. The commands are:</text:p>
      <text:p text:style-name="Text_20_body">- "200:"</text:p>
      <text:p text:style-name="Text_20_body">- "201:"</text:p>
      <text:p text:style-name="Text_20_body">- "202:XXXX"</text:p>
      <text:p text:style-name="Text_20_body">- "L" or "l"</text:p>
      <text:p text:style-name="Text_20_body">- "E" or "e"</text:p>
      <text:p text:style-name="Text_20_body">Each of these triggers different actions. For example, "202:" is followed by a client ID to shut down a specific client. "L" lists all connected clients. "E" exits the backdoor session.</text:p>
      <text:p text:style-name="Text_20_body">I need to detail each command's syntax, purpose, and example usage. Also, mention any error messages or responses the server might send. Since the user wants it well-detailed, including examples and notes about how each command interacts with the server would be helpful.</text:p>
      <text:p text:style-name="Text_20_body">I should structure the manual with sections for each command, explaining their parameters, behavior, and examples. Also, include general notes about the backdoor port, logging, and security considerations based on the code.</text:p>
      <text:p text:style-name="Text_20_body">Wait, in the code, "200:" seems to be a generic command, but in the example, it just sends a prompt again. Maybe "200:" is a placeholder or requires additional parameters. The code checks if the received data starts with "202:" and then extracts the client ID from positions 4 to 8. So "202:1234" where 1234 is the client ID.</text:p>
      <text:p text:style-name="Text_20_body">Also, "201:" triggers a shutdown of all clients. "L" lists clients by iterating through the stored client data. "E" exits the backdoor loop.</text:p>
      <text:p text:style-name="Text_20_body">I should make sure to explain each command's exact syntax and what the server does in response. Mention that commands are case-insensitive where applicable, like "L" and "l".</text:p>
      <text:p text:style-name="Text_20_body">Including usage examples with `nc` or `telnet` would make it practical. Also, note that the backdoor runs on a separate port (port3) as per the configuration.</text:p>
      <text:p text:style-name="Text_20_body">Need to check if there are any error messages, like when an invalid client ID is provided for "202:". The code logs "Invalid client ID format" and sends a message back.</text:p>
      <text:p text:style-name="Text_20_body">Finally, add notes about security, like the backdoor being on a different port and the lack of encryption in the current implementation.</text:p>
      <text:p text:style-name="Text_20_body">Alright, putting it all together in a structured format with clear sections for each command, parameters, examples, and notes should meet the user's request.<text:span text:style-name="Strong_20_Emphasis"><text:line-break/><text:line-break/><text:line-break/><text:line-break/><text:line-break/><text:line-break/></text:span></text:p>
      <text:h text:style-name="P1" text:outline-level="3"><text:soft-page-break/><text:span text:style-name="Strong_20_Emphasis">Manual de Comandos da Backdoor do Servidor</text:span></text:h>
      <text:p text:style-name="Text_20_body">Baseado no código fornecido, estes são os comandos disponíveis na interface administrativa (backdoor):</text:p>
      <text:p text:style-name="Horizontal_20_Line"/>
      <text:h text:style-name="Heading_20_2" text:outline-level="2"><text:span text:style-name="Strong_20_Emphasis">1. Comandos Suportados</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ando</text:p>
            </table:table-cell>
            <table:table-cell table:style-name="Table1.A1" office:value-type="string">
              <text:p text:style-name="Table_20_Heading">Sintaxe</text:p>
            </table:table-cell>
            <table:table-cell table:style-name="Table1.A1" office:value-type="string">
              <text:p text:style-name="Table_20_Heading">Descrição</text:p>
            </table:table-cell>
          </table:table-row>
        </table:table-header-rows>
        <table:table-row>
          <table:table-cell table:style-name="Table1.A1" office:value-type="string">
            <text:p text:style-name="Table_20_Contents"><text:span text:style-name="Strong_20_Emphasis">SHUTDOWN GERAL</text:span></text:p>
          </table:table-cell>
          <table:table-cell table:style-name="Table1.A1" office:value-type="string">
            <text:p text:style-name="Table_20_Contents"><text:span text:style-name="Source_20_Text">201:</text:span></text:p>
          </table:table-cell>
          <table:table-cell table:style-name="Table1.A1" office:value-type="string">
            <text:p text:style-name="Table_20_Contents">Desliga <text:span text:style-name="Strong_20_Emphasis">todos</text:span> os clientes conectados</text:p>
          </table:table-cell>
        </table:table-row>
        <table:table-row>
          <table:table-cell table:style-name="Table1.A1" office:value-type="string">
            <text:p text:style-name="Table_20_Contents"><text:span text:style-name="Strong_20_Emphasis">SHUTDOWN ESPECÍFICO</text:span></text:p>
          </table:table-cell>
          <table:table-cell table:style-name="Table1.A1" office:value-type="string">
            <text:p text:style-name="Table_20_Contents"><text:span text:style-name="Source_20_Text">202:XXXX</text:span></text:p>
          </table:table-cell>
          <table:table-cell table:style-name="Table1.A1" office:value-type="string">
            <text:p text:style-name="Table_20_Contents">Desliga cliente específico (XXXX = ID)</text:p>
          </table:table-cell>
        </table:table-row>
        <table:table-row>
          <table:table-cell table:style-name="Table1.A1" office:value-type="string">
            <text:p text:style-name="Table_20_Contents"><text:span text:style-name="Strong_20_Emphasis">LISTAR CLIENTES</text:span></text:p>
          </table:table-cell>
          <table:table-cell table:style-name="Table1.A1" office:value-type="string">
            <text:p text:style-name="Table_20_Contents"><text:span text:style-name="Source_20_Text">L</text:span> ou <text:span text:style-name="Source_20_Text">l</text:span></text:p>
          </table:table-cell>
          <table:table-cell table:style-name="Table1.A1" office:value-type="string">
            <text:p text:style-name="Table_20_Contents">Lista todos os clientes conectados</text:p>
          </table:table-cell>
        </table:table-row>
        <table:table-row>
          <table:table-cell table:style-name="Table1.A1" office:value-type="string">
            <text:p text:style-name="Table_20_Contents"><text:span text:style-name="Strong_20_Emphasis">SAIR</text:span></text:p>
          </table:table-cell>
          <table:table-cell table:style-name="Table1.A1" office:value-type="string">
            <text:p text:style-name="Table_20_Contents"><text:span text:style-name="Source_20_Text">E</text:span> ou <text:span text:style-name="Source_20_Text">e</text:span></text:p>
          </table:table-cell>
          <table:table-cell table:style-name="Table1.A1" office:value-type="string">
            <text:p text:style-name="Table_20_Contents">Fecha a sessão da backdoor</text:p>
          </table:table-cell>
        </table:table-row>
      </table:table>
      <text:p text:style-name="Horizontal_20_Line"/>
      <text:h text:style-name="Heading_20_2" text:outline-level="2"><text:span text:style-name="Strong_20_Emphasis">2. Detalhamento dos Comandos</text:span></text:h>
      <text:h text:style-name="Heading_20_3" text:outline-level="3"><text:span text:style-name="Strong_20_Emphasis">2.1. </text:span><text:span text:style-name="Strong_20_Emphasis"><text:span text:style-name="Source_20_Text">201:</text:span></text:span><text:span text:style-name="Strong_20_Emphasis"> – Desligamento Geral</text:span></text:h>
      <text:p text:style-name="Text_20_body"><text:span text:style-name="Strong_20_Emphasis">Sintaxe:</text:span></text:p>
      <text:p text:style-name="P8"/>
      <text:p text:style-name="P2">201:</text:p>
      <text:p text:style-name="Text_20_body"><text:span text:style-name="Strong_20_Emphasis">Funcionamento:</text:span></text:p>
      <text:list text:style-name="L1">
        <text:list-item>
          <text:p text:style-name="P9">Envia o comando <text:span text:style-name="Source_20_Text">999: shutdown</text:span> para <text:span text:style-name="Strong_20_Emphasis">todos</text:span> os clientes via <text:span text:style-name="Source_20_Text">clientdata::ClientData::round_robin</text:span>.</text:p>
        </text:list-item>
        <text:list-item>
          <text:p text:style-name="P9">Os clientes recebem o comando e se desconectam graciosamente.</text:p>
        </text:list-item>
      </text:list>
      <text:p text:style-name="Text_20_body"><text:span text:style-name="Strong_20_Emphasis">Exemplo:</text:span></text:p>
      <text:p text:style-name="P8"/>
      <text:p text:style-name="P2">echo "201:" | nc 127.0.0.1 [PORTA_BACKDOOR]</text:p>
      <text:p text:style-name="Text_20_body"><text:span text:style-name="Strong_20_Emphasis">Resposta do Servidor:</text:span></text:p>
      <text:list text:style-name="L2">
        <text:list-item>
          <text:p text:style-name="P10">Nenhuma confirmação explícita (operações são apenas via logging).</text:p>
        </text:list-item>
        <text:list-item>
          <text:p text:style-name="P10">Log: <text:span text:style-name="Source_20_Text">"Backdoor: Shutdown geral acionado"</text:span>.</text:p>
        </text:list-item>
      </text:list>
      <text:p text:style-name="Horizontal_20_Line"/>
      <text:h text:style-name="Heading_20_3" text:outline-level="3"><text:span text:style-name="Strong_20_Emphasis">2.2. </text:span><text:span text:style-name="Strong_20_Emphasis"><text:span text:style-name="Source_20_Text">202:XXXX</text:span></text:span><text:span text:style-name="Strong_20_Emphasis"> – Desligamento Específico</text:span></text:h>
      <text:p text:style-name="Text_20_body"><text:span text:style-name="Strong_20_Emphasis">Sintaxe:</text:span></text:p>
      <text:p text:style-name="P8"/>
      <text:p text:style-name="P2">202:[ID_CLIENTE]</text:p>
      <text:p text:style-name="Text_20_body"><text:span text:style-name="Strong_20_Emphasis">Parâmetros:</text:span></text:p>
      <text:list text:style-name="L3">
        <text:list-item>
          <text:p text:style-name="P11"><text:soft-page-break/><text:span text:style-name="Source_20_Text">[ID_CLIENTE]</text:span>: ID numérico do cliente (ex: <text:span text:style-name="Source_20_Text">202:0100</text:span> para ID 100).</text:p>
        </text:list-item>
      </text:list>
      <text:p text:style-name="Text_20_body"><text:span text:style-name="Strong_20_Emphasis">Funcionamento:</text:span></text:p>
      <text:list text:style-name="L4">
        <text:list-item>
          <text:p text:style-name="P12">Extrai os 4 primeiros dígitos após <text:span text:style-name="Source_20_Text">202:</text:span> como ID (ex: <text:span text:style-name="Source_20_Text">202:0100</text:span> → ID 100).</text:p>
        </text:list-item>
        <text:list-item>
          <text:p text:style-name="P12">Envia <text:span text:style-name="Source_20_Text">999: shutdown</text:span> apenas para o cliente especificado via <text:span text:style-name="Source_20_Text">clientdata::ClientData::send_client_msg_by_id</text:span>.</text:p>
        </text:list-item>
      </text:list>
      <text:p text:style-name="Text_20_body"><text:span text:style-name="Strong_20_Emphasis">Exemplo:</text:span></text:p>
      <text:p text:style-name="P8"/>
      <text:p text:style-name="P2">echo "202:0100" | nc 127.0.0.1 [PORTA_BACKDOOR]</text:p>
      <text:p text:style-name="Text_20_body"><text:span text:style-name="Strong_20_Emphasis">Respostas:</text:span></text:p>
      <text:list text:style-name="L5">
        <text:list-item>
          <text:p text:style-name="P13"><text:span text:style-name="Strong_20_Emphasis">Sucesso:</text:span><text:line-break/>Log: <text:span text:style-name="Source_20_Text">"Backdoor: Comando shutdown para ID 100 enviado"</text:span>.</text:p>
        </text:list-item>
        <text:list-item>
          <text:p text:style-name="P13"><text:span text:style-name="Strong_20_Emphasis">Erro (ID inválido):</text:span><text:line-break/>Mensagem: <text:span text:style-name="Source_20_Text">"Invalid client ID format"</text:span> + log de erro.</text:p>
        </text:list-item>
      </text:list>
      <text:p text:style-name="Horizontal_20_Line"/>
      <text:h text:style-name="Heading_20_3" text:outline-level="3"><text:span text:style-name="Strong_20_Emphasis">2.3. </text:span><text:span text:style-name="Strong_20_Emphasis"><text:span text:style-name="Source_20_Text">L</text:span></text:span><text:span text:style-name="Strong_20_Emphasis"> / </text:span><text:span text:style-name="Strong_20_Emphasis"><text:span text:style-name="Source_20_Text">l</text:span></text:span><text:span text:style-name="Strong_20_Emphasis"> – Listar Clientes Conectados</text:span></text:h>
      <text:p text:style-name="Text_20_body"><text:span text:style-name="Strong_20_Emphasis">Sintaxe:</text:span></text:p>
      <text:p text:style-name="P8"/>
      <text:p text:style-name="P2">L</text:p>
      <text:p text:style-name="Text_20_body"><text:span text:style-name="Strong_20_Emphasis">Funcionamento:</text:span></text:p>
      <text:list text:style-name="L6">
        <text:list-item>
          <text:p text:style-name="P14">Chama <text:span text:style-name="Source_20_Text">clientdata::ClientData::list_clients()</text:span>.</text:p>
        </text:list-item>
        <text:list-item>
          <text:p text:style-name="P14">Formata cada cliente como:</text:p>
          <text:p text:style-name="P15">plaintext</text:p>
          <text:p text:style-name="P14">Copy</text:p>
          <text:p text:style-name="P3">Client ID: [ID] Client IP: [IP] Status: [STATUS] Port: [PORTA] CID: [CID]</text:p>
        </text:list-item>
      </text:list>
      <text:p text:style-name="Text_20_body"><text:span text:style-name="Strong_20_Emphasis">Exemplo:</text:span></text:p>
      <text:p text:style-name="P8"/>
      <text:p text:style-name="P2">echo "L" | nc 127.0.0.1 [PORTA_BACKDOOR]</text:p>
      <text:p text:style-name="Text_20_body"><text:span text:style-name="Strong_20_Emphasis">Saída:</text:span></text:p>
      <text:p text:style-name="P8"/>
      <text:p text:style-name="Preformatted_20_Text">Client ID: 100 Client IP: 192.168.1.5 Status: active Port: 8080 CID: CLIENT_100</text:p>
      <text:p text:style-name="Preformatted_20_Text">Client ID: 101 Client IP: 192.168.1.6 Status: inactive Port: 8081 CID: CLIENT_101</text:p>
      <text:p text:style-name="P2">#&gt; </text:p>
      <text:p text:style-name="Horizontal_20_Line"/>
      <text:h text:style-name="Heading_20_3" text:outline-level="3"><text:soft-page-break/><text:span text:style-name="Strong_20_Emphasis">2.4. </text:span><text:span text:style-name="Strong_20_Emphasis"><text:span text:style-name="Source_20_Text">E</text:span></text:span><text:span text:style-name="Strong_20_Emphasis"> / </text:span><text:span text:style-name="Strong_20_Emphasis"><text:span text:style-name="Source_20_Text">e</text:span></text:span><text:span text:style-name="Strong_20_Emphasis"> – Sair da Backdoor</text:span></text:h>
      <text:p text:style-name="Text_20_body"><text:span text:style-name="Strong_20_Emphasis">Sintaxe:</text:span></text:p>
      <text:p text:style-name="P8"/>
      <text:p text:style-name="P2">E</text:p>
      <text:p text:style-name="Text_20_body"><text:span text:style-name="Strong_20_Emphasis">Funcionamento:</text:span></text:p>
      <text:list text:style-name="L7">
        <text:list-item>
          <text:p text:style-name="P16">Encerra a sessão atual da backdoor.</text:p>
        </text:list-item>
        <text:list-item>
          <text:p text:style-name="P16">Fecha a conexão TCP graciosamente.</text:p>
        </text:list-item>
      </text:list>
      <text:p text:style-name="Text_20_body"><text:span text:style-name="Strong_20_Emphasis">Exemplo:</text:span></text:p>
      <text:p text:style-name="P8"/>
      <text:p text:style-name="P2">echo "E" | nc 127.0.0.1 [PORTA_BACKDOOR]</text:p>
      <text:p text:style-name="Text_20_body"><text:span text:style-name="Strong_20_Emphasis">Log:</text:span></text:p>
      <text:p text:style-name="P8"/>
      <text:p text:style-name="P2">Backdoor: E cmd exiting...</text:p>
      <text:p text:style-name="Horizontal_20_Line"/>
      <text:h text:style-name="Heading_20_2" text:outline-level="2"><text:span text:style-name="Strong_20_Emphasis">3. Regras Gerais</text:span></text:h>
      <text:h text:style-name="Heading_20_3" text:outline-level="3"><text:span text:style-name="Strong_20_Emphasis">3.1. Formato dos Comandos</text:span></text:h>
      <text:list text:style-name="L8">
        <text:list-item>
          <text:p text:style-name="P17"><text:span text:style-name="Strong_20_Emphasis">Case-Insensitive:</text:span> Comandos <text:span text:style-name="Source_20_Text">L</text:span> e <text:span text:style-name="Source_20_Text">l</text:span> são equivalentes.</text:p>
        </text:list-item>
        <text:list-item>
          <text:p text:style-name="P17"><text:span text:style-name="Strong_20_Emphasis">Delimitadores:</text:span></text:p>
          <text:list>
            <text:list-item>
              <text:p text:style-name="P17">O servidor espera comandos <text:span text:style-name="Strong_20_Emphasis">exatamente</text:span> como definidos (ex: <text:span text:style-name="Source_20_Text">202:</text:span> requer os 4 dígitos).</text:p>
            </text:list-item>
            <text:list-item>
              <text:p text:style-name="P17">Quebras de linha (<text:span text:style-name="Source_20_Text">\n</text:span>) são opcionais.</text:p>
            </text:list-item>
          </text:list>
        </text:list-item>
      </text:list>
      <text:h text:style-name="Heading_20_3" text:outline-level="3"><text:span text:style-name="Strong_20_Emphasis">3.2. Prompt Interativo</text:span></text:h>
      <text:list text:style-name="L9">
        <text:list-item>
          <text:p text:style-name="P18">Após cada comando, o servidor envia <text:span text:style-name="Source_20_Text">#&gt; </text:span>para indicar prontidão.</text:p>
        </text:list-item>
        <text:list-item>
          <text:p text:style-name="P18">Exemplo de fluxo:</text:p>
          <text:p text:style-name="P19"/>
          <text:p text:style-name="P4">#&gt; [COMANDO]</text:p>
          <text:p text:style-name="P4">[RESPOSTA]</text:p>
          <text:p text:style-name="P5">#&gt; </text:p>
        </text:list-item>
      </text:list>
      <text:h text:style-name="Heading_20_3" text:outline-level="3"><text:span text:style-name="Strong_20_Emphasis">3.3. Logging</text:span></text:h>
      <text:list text:style-name="L10">
        <text:list-item>
          <text:p text:style-name="P20">Todas as operações são registradas via syslog com tags:</text:p>
          <text:p text:style-name="P21"/>
          <text:p text:style-name="P6">Facility: LOG_USER <text:s/></text:p>
          <text:p text:style-name="P7">Process: "cliser" <text:s/></text:p>
        </text:list-item>
        <text:list-item>
          <text:p text:style-name="P20"><text:soft-page-break/>Exemplo de log para <text:span text:style-name="Source_20_Text">202:0100</text:span>:</text:p>
          <text:p text:style-name="P21">plaintext</text:p>
          <text:p text:style-name="P20">Copy</text:p>
          <text:p text:style-name="P7">cliser[PID]: Backdoor: Shutdown para ID 100 solicitado</text:p>
        </text:list-item>
      </text:list>
      <text:p text:style-name="Horizontal_20_Line"/>
      <text:h text:style-name="Heading_20_2" text:outline-level="2"><text:span text:style-name="Strong_20_Emphasis">4. Exemplo de Sessão Completa</text:span></text:h>
      <text:p text:style-name="P8"/>
      <text:p text:style-name="Preformatted_20_Text">#&gt; L</text:p>
      <text:p text:style-name="Preformatted_20_Text">Client ID: 100 Client IP: 192.168.1.5 Status: active Port: 8080 CID: CLIENT_100</text:p>
      <text:p text:style-name="Preformatted_20_Text">Client ID: 101 Client IP: 192.168.1.6 Status: inactive Port: 8081 CID: CLIENT_101</text:p>
      <text:p text:style-name="Preformatted_20_Text">#&gt; 202:0100</text:p>
      <text:p text:style-name="Preformatted_20_Text">#&gt; [Servidor desconecta cliente 100]</text:p>
      <text:p text:style-name="Preformatted_20_Text">#&gt; E</text:p>
      <text:p text:style-name="P2">[CONEXÃO FECHADA]</text:p>
      <text:p text:style-name="Horizontal_20_Line"/>
      <text:h text:style-name="Heading_20_2" text:outline-level="2"><text:span text:style-name="Strong_20_Emphasis">5. Notas de Implementação</text:span></text:h>
      <text:list text:style-name="L11">
        <text:list-item>
          <text:p text:style-name="P22"><text:span text:style-name="Strong_20_Emphasis">Porta da Backdoor:</text:span> Definida em <text:span text:style-name="Source_20_Text">configser::get_port3()</text:span> (geralmente não padrão).</text:p>
        </text:list-item>
        <text:list-item>
          <text:p text:style-name="P22"><text:span text:style-name="Strong_20_Emphasis">Segurança:</text:span></text:p>
          <text:list>
            <text:list-item>
              <text:p text:style-name="P22"><text:span text:style-name="Strong_20_Emphasis">Sem Autenticação:</text:span> A backdoor assume que quem acessa a porta já está autorizado.</text:p>
            </text:list-item>
            <text:list-item>
              <text:p text:style-name="P22"><text:span text:style-name="Strong_20_Emphasis">Sem Criptografia:</text:span> Dados trafegam em texto plano (não recomendado para produção).</text:p>
            </text:list-item>
          </text:list>
        </text:list-item>
        <text:list-item>
          <text:p text:style-name="P22"><text:span text:style-name="Strong_20_Emphasis">Extensibilidade:</text:span> Novos comandos podem ser adicionados seguindo o padrão <text:span text:style-name="Source_20_Text">if received_data.contains("CODE:")</text:span>.</text:p>
        </text:list-item>
      </text:list>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4:36:47.994809009</meta:creation-date>
    <dc:date>2025-03-18T14:38:26.867708723</dc:date>
    <meta:editing-duration>PT1M40S</meta:editing-duration>
    <meta:editing-cycles>1</meta:editing-cycles>
    <meta:document-statistic meta:table-count="1" meta:image-count="0" meta:object-count="0" meta:page-count="5" meta:paragraph-count="120" meta:word-count="842" meta:character-count="5288" meta:non-whitespace-character-count="4587"/>
    <meta:generator>LibreOffice/24.2.7.2$Linux_X86_64 LibreOffice_project/420$Build-2</meta:generator>
  </office:meta>
</office:document-meta>
</file>